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8b6b8" officeooo:paragraph-rsid="002f94dc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4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300a31" style:font-weight-asian="normal" style:font-weight-complex="normal"/>
    </style:style>
    <style:style style:name="P5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325dd1" style:font-weight-asian="normal" style:font-weight-complex="normal"/>
    </style:style>
    <style:style style:name="P6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48e35" officeooo:paragraph-rsid="00348e35" style:font-weight-asian="normal" style:font-weight-complex="normal"/>
    </style:style>
    <style:style style:name="T1" style:family="text">
      <style:text-properties officeooo:rsid="00295ab7"/>
    </style:style>
    <style:style style:name="T2" style:family="text">
      <style:text-properties officeooo:rsid="002e2440"/>
    </style:style>
    <style:style style:name="T3" style:family="text">
      <style:text-properties officeooo:rsid="002f658e"/>
    </style:style>
    <style:style style:name="T4" style:family="text">
      <style:text-properties style:font-name="Arial1"/>
    </style:style>
    <style:style style:name="T5" style:family="text">
      <style:text-properties officeooo:rsid="00349756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<text:span text:style-name="T4">Christmastime</text:span></text:h>
      <text:p text:style-name="P1"/>
      <text:section text:style-name="Sect1" text:name="Section1">
        <text:list xml:id="list2218546785" text:style-name="L1">
          <text:list-item>
            <text:p text:style-name="P3">Christmastime</text:p>
          </text:list-item>
          <text:list-item>
            <text:p text:style-name="P3">Christmas tree</text:p>
          </text:list-item>
          <text:list-item>
            <text:p text:style-name="P3">Santa Claus</text:p>
          </text:list-item>
          <text:list-item>
            <text:p text:style-name="P3">Sleigh</text:p>
          </text:list-item>
          <text:list-item>
            <text:p text:style-name="P3">Reindeer</text:p>
          </text:list-item>
          <text:list-item>
            <text:p text:style-name="P3">Snowman</text:p>
          </text:list-item>
          <text:list-item>
            <text:p text:style-name="P3">Christmas carol</text:p>
          </text:list-item>
          <text:list-item>
            <text:p text:style-name="P3">Chimney</text:p>
          </text:list-item>
          <text:list-item>
            <text:p text:style-name="P3">Christmas ornaments </text:p>
          </text:list-item>
          <text:list-item>
            <text:p text:style-name="P3">Christmas lights </text:p>
          </text:list-item>
          <text:list-item>
            <text:p text:style-name="P3">Holl<text:span text:style-name="T5">y</text:span> tree </text:p>
          </text:list-item>
          <text:list-item>
            <text:p text:style-name="P3">Candy cane</text:p>
          </text:list-item>
          <text:list-item>
            <text:p text:style-name="P3">Candles </text:p>
          </text:list-item>
          <text:list-item>
            <text:p text:style-name="P3">Wreath </text:p>
          </text:list-item>
          <text:list-item>
            <text:p text:style-name="P3">Stockings</text:p>
          </text:list-item>
          <text:list-item>
            <text:p text:style-name="P3">Bells </text:p>
          </text:list-item>
          <text:list-item>
            <text:p text:style-name="P3">Bow</text:p>
          </text:list-item>
          <text:list-item>
            <text:p text:style-name="P3">North Pole</text:p>
          </text:list-item>
          <text:list-item>
            <text:p text:style-name="P3">Sugar cookies</text:p>
          </text:list-item>
          <text:list-item>
            <text:p text:style-name="P3">Santa hat</text:p>
          </text:list-item>
          <text:list-item>
            <text:p text:style-name="P6">Santa suit</text:p>
          </text:list-item>
          <text:list-item>
            <text:p text:style-name="P3">Elf </text:p>
          </text:list-item>
          <text:list-item>
            <text:p text:style-name="P3">Present </text:p>
          </text:list-item>
          <text:list-item>
            <text:p text:style-name="P3">Merry Christmas</text:p>
          </text:list-item>
          <text:list-item>
            <text:p text:style-name="P3">The Holy Family (Joseph, Mary, Jesus)</text:p>
          </text:list-item>
          <text:list-item>
            <text:p text:style-name="P3">Baby Jesus</text:p>
          </text:list-item>
          <text:list-item>
            <text:p text:style-name="P3">Bethlehem </text:p>
          </text:list-item>
          <text:list-item>
            <text:p text:style-name="P3">Shepherd boy</text:p>
          </text:list-item>
          <text:list-item>
            <text:p text:style-name="P3">Wise men </text:p>
          </text:list-item>
          <text:list-item>
            <text:p text:style-name="P3">Angel and Star</text:p>
          </text:list-item>
          <text:list-item>
            <text:p text:style-name="P3">Nativity scene </text:p>
          </text:list-item>
          <text:list-item>
            <text:p text:style-name="P3">Fireplace </text:p>
          </text:list-item>
          <text:list-item>
            <text:p text:style-name="P3">Turkey </text:p>
          </text:list-item>
          <text:list-item>
            <text:p text:style-name="P3">Gingerbread </text:p>
            <text:p text:style-name="P5">guirlanda – duende - presépio</text:p>
            <text:p text:style-name="P4">Gingerbread (It is a sweet biscuit or cookie that is flavored with ginger. It is often made in the shape of a man or an animal. They are thin, brittle biscuits that are particularly associated with the extended Christmas period.)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6T14:59:02.570000000</dc:date>
    <dc:creator>E G</dc:creator>
    <meta:editing-duration>PT2H33M29S</meta:editing-duration>
    <meta:editing-cycles>30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7" meta:word-count="136" meta:character-count="741" meta:non-whitespace-character-count="661"/>
    <meta:user-defined meta:name="DocumentEncoding">utf-8</meta:user-defined>
    <meta:user-defined meta:name="HTML" meta:value-type="boolean">true</meta:user-defined>
  </office:meta>
</office:document-meta>
</file>